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pccomponentes.com/aisens-patch-panel-24-puertos-utp-cat6-1u-19" text:style-name="Internet_20_link" text:visited-style-name="Visited_20_Internet_20_Link">https://www.pccomponentes.com/aisens-patch-panel-24-puertos-utp-cat6-1u-19</text:a></text:p>
      <text:p text:style-name="Standard"><text:a xlink:type="simple" xlink:href="https://www.pccomponentes.com/rackmatic-sohorack-armario-rack-mural-19-15u-570x300x790mm-negro" text:style-name="Internet_20_link" text:visited-style-name="Visited_20_Internet_20_Link">https://www.pccomponentes.com/rackmatic-sohorack-armario-rack-mural-19-15u-570x300x790mm-negro</text:a></text:p>
      <text:p text:style-name="Standard"><text:a xlink:type="simple" xlink:href="https://www.pccomponentes.com/tp-link-tl-sg1024-switch-24-puertos-gigabit-rack-19" text:style-name="Internet_20_link" text:visited-style-name="Visited_20_Internet_20_Link">https://www.pccomponentes.com/tp-link-tl-sg1024-switch-24-puertos-gigabit-rack-19</text:a></text:p>
      <text:p text:style-name="Standard"><text:a xlink:type="simple" xlink:href="https://www.pccomponentes.com/equip-regleta-8-tomas-para-rack-19-1u" text:style-name="Internet_20_link" text:visited-style-name="Visited_20_Internet_20_Link">https://www.pccomponentes.com/equip-regleta-8-tomas-para-rack-19-1u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52:17.474243496</meta:creation-date>
    <dc:date>2023-11-08T08:52:59.561274770</dc:date>
    <meta:editing-duration>PT43S</meta:editing-duration>
    <meta:editing-cycles>1</meta:editing-cycles>
    <meta:document-statistic meta:table-count="0" meta:image-count="0" meta:object-count="0" meta:page-count="1" meta:paragraph-count="4" meta:word-count="4" meta:character-count="316" meta:non-whitespace-character-count="316"/>
    <meta:generator>LibreOffice/7.4.7.2$Linux_X86_64 LibreOffice_project/40$Build-2</meta:generator>
  </office:meta>
</office:document-meta>
</file>